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6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ort-and-search/bubble-sort">Bubble sort and Shell sort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ort-and-search/dutch-national-flag">Dutch national flag</text:a> </text:p>
          </table:table-cell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sort-and-search/merge-3-sorted-arrays">Merge 3 sorted arrays</text:a> </text:p>
          </table:table-cell>
          <table:table-cell table:style-name="ce7"/>
          <table:table-cell/>
        </table:table-row>
        <table:table-row table:style-name="ro2">
          <table:table-cell table:style-name="ce4" office:value-type="string">
            <text:p><text:a xlink:href="https://sites.google.com/site/spaceofjameschen/home/sort-and-search/merge-sort">Merge sorted arrays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ort-and-search/quick-sort">Quick sor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ort-and-search/selection-sort">Selection sor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ort-and-search/sort-an-array-of-strings-anagram">Sort an array of strings(anagram)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ort-and-search/sort-an-array-which-only-has-0-s-and-1-s-do-not-use-count-sort-microsoft">Sort an array which only has 0's and 1's. Do not use count sort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ort-and-search/sort-an-array-with-unique-elements">Sort an array with unique elements -- Microsoft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ort-and-search/sort-this-array-in-a-way-reserving-the-relative-position">Sort this array in a way reserving the relative position -- Google</text:a> 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s://sites.google.com/site/spaceofjameschen/home/sort-and-search/three-ways-sorting---yahoo">Three ways sorting - Yahoo</text:a> </text:p>
          </table:table-cell>
          <table:table-cell table:number-columns-repeated="2"/>
        </table:table-row>
        <table:table-row table:style-name="ro2" table:number-rows-repeated="27">
          <table:table-cell table:style-name="ce4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06:34</dc:date>
    <dc:creator>tejas </dc:creator>
    <meta:editing-duration>PT11M14S</meta:editing-duration>
    <meta:editing-cycles>11</meta:editing-cycles>
    <meta:generator>LibreOffice/3.5$Linux_x86 LibreOffice_project/350m1$Build-202</meta:generator>
    <meta:document-statistic meta:table-count="3" meta:cell-count="14" meta:object-count="0"/>
  </office:meta>
</office:document-meta>
</file>